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48cm" fo:min-width="1.798cm"/>
      <style:paragraph-properties style:writing-mode="lr-tb"/>
    </style:style>
    <style:style style:name="gr2" style:family="graphic" style:parent-style-name="objectwithoutfill">
      <style:graphic-properties draw:marker-end="Puntas_20_de_20_flecha_20_2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draw:marker-end="Puntas_20_de_20_flecha_20_3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Puntas_20_de_20_flecha_20_4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Puntas_20_de_20_flecha_20_5" draw:marker-end-width="0.3cm" draw:fill="none" draw:textarea-vertical-align="middl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25cm" svg:height="3.25cm" svg:x="2.25cm" svg:y="2.25cm">
          <text:p text:style-name="P1">1<text:line-break/>---<text:line-break/>10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3.25cm" svg:height="3.25cm" svg:x="8.5cm" svg:y="2.25cm">
          <text:p text:style-name="P1">2<text:line-break/>---<text:line-break/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25cm" svg:height="3.25cm" svg:x="15.25cm" svg:y="2.25cm">
          <text:p text:style-name="P1">3<text:line-break/>---<text:line-break/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25cm" svg:height="3.25cm" svg:x="11.75cm" svg:y="7.5cm">
          <text:p text:style-name="P1">4<text:line-break/>---<text:line-break/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5cm" svg:y1="3.75cm" svg:x2="8.5cm" svg:y2="3.75cm">
          <text:p text:style-name="P1">50</text:p>
        </draw:line>
        <draw:line draw:style-name="gr3" draw:text-style-name="P2" draw:layer="layout" svg:x1="11.75cm" svg:y1="3.75cm" svg:x2="15.25cm" svg:y2="3.75cm">
          <text:p text:style-name="P1">20</text:p>
        </draw:line>
        <draw:line draw:style-name="gr4" draw:text-style-name="P2" draw:layer="layout" svg:x1="11.25cm" svg:y1="5cm" svg:x2="12.25cm" svg:y2="8cm">
          <text:p text:style-name="P1">80</text:p>
        </draw:line>
        <draw:line draw:style-name="gr5" draw:text-style-name="P2" draw:layer="layout" svg:x1="16.75cm" svg:y1="5.5cm" svg:x2="14.5cm" svg:y2="8cm">
          <text:p text:style-name="P1">5</text:p>
        </draw:line>
        <draw:frame draw:style-name="gr6" draw:text-style-name="P3" draw:layer="layout" svg:width="15.954cm" svg:height="2.384cm" svg:x="3.25cm" svg:y="11.75cm">
          <draw:text-box>
            <text:p>Posibles caminos de 1 a 4:<text:line-break/>(1→2) (2→3) (3→4) = 190<text:line-break/>(1→2)(2→4) = 95 → ojo, porque de 2 a 4 quedas en -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9T09:40:28.838131230</meta:creation-date>
    <dc:date>2022-10-29T09:47:03.968964657</dc:date>
    <meta:editing-duration>PT6M36S</meta:editing-duration>
    <meta:editing-cycles>1</meta:editing-cycles>
    <meta:document-statistic meta:object-count="9"/>
    <meta:generator>LibreOffice/7.3.6.2$Linux_X86_64 LibreOffice_project/30$Build-2</meta:generator>
  </office:meta>
</office:document-meta>
</file>